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1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1">
      <style:paragraph-properties fo:line-height="100%"/>
      <style:text-properties officeooo:rsid="04bc6354" officeooo:paragraph-rsid="04af6545"/>
    </style:style>
    <style:style style:name="P4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P5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c71b76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c71b76" style:font-weight-asian="normal" style:font-name-complex="David CLM" style:font-weight-complex="normal"/>
    </style:style>
    <style:style style:name="T1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2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3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4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5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6" style:family="text">
      <style:text-properties style:font-name="David CLM" fo:font-weight="normal" officeooo:rsid="04c71b76" style:font-weight-asian="normal" style:font-name-complex="David CLM" style:font-weight-complex="normal"/>
    </style:style>
    <style:style style:name="T7" style:family="text">
      <style:text-properties style:font-name="David CLM" fo:font-weight="bold" officeooo:rsid="06c09964" style:font-weight-asian="normal" style:font-name-complex="David CLM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החלפת בתים וכליות – מאמרים להרחבה</text:h>
      <text:list xml:id="list2868362882" text:style-name="L1">
        <text:list-item>
          <text:p text:style-name="P4"><text:span text:style-name="T1">C Hajaj, JP Dickerson, A Hassidim, T Sandholm (2015): "</text:span><text:bookmark text:name="FFvPvMSEOX8J"/><text:a xlink:type="simple" xlink:href="http://www.aaai.org/ocs/index.php/AAAI/AAAI15/paper/viewFile/9882/9389" text:style-name="Internet_20_link" text:visited-style-name="Visited_20_Internet_20_Link"><text:span text:style-name="T1">Strategy-Proof and Efficient Kidney</text:span></text:a><text:a xlink:type="simple" xlink:href="http://www.aaai.org/ocs/index.php/AAAI/AAAI15/paper/viewFile/9882/9389" text:style-name="Internet_20_link" text:visited-style-name="Visited_20_Internet_20_Link"><text:span text:style-name="T7"> </text:span></text:a><text:a xlink:type="simple" xlink:href="http://www.aaai.org/ocs/index.php/AAAI/AAAI15/paper/viewFile/9882/9389" text:style-name="Internet_20_link" text:visited-style-name="Visited_20_Internet_20_Link"><text:span text:style-name="T1">Exchange</text:span></text:a><text:a xlink:type="simple" xlink:href="http://www.aaai.org/ocs/index.php/AAAI/AAAI15/paper/viewFile/9882/9389" text:style-name="Internet_20_link" text:visited-style-name="Visited_20_Internet_20_Link"><text:span text:style-name="T7"> </text:span></text:a><text:a xlink:type="simple" xlink:href="http://www.aaai.org/ocs/index.php/AAAI/AAAI15/paper/viewFile/9882/9389" text:style-name="Internet_20_link" text:visited-style-name="Visited_20_Internet_20_Link"><text:span text:style-name="T1">Using a Credit Mechanism</text:span></text:a><text:span text:style-name="T1">"</text:span></text:p>
        </text:list-item>
        <text:list-item>
          <text:p text:style-name="P4"><text:span text:style-name="T2">I Ashlagi, F Fischer, IA Kash, AD Procaccia</text:span><text:span text:style-name="T3"> (2015): "</text:span><text:a xlink:type="simple" xlink:href="https://www.sciencedirect.com/science/article/pii/S089982561300081X" text:style-name="Internet_20_link" text:visited-style-name="Visited_20_Internet_20_Link"><text:span text:style-name="T2">Mix and match: A strategyproof mechanism for multi-hospital kidney exchange</text:span></text:a><text:span text:style-name="T3">".</text:span></text:p>
        </text:list-item>
        <text:list-item>
          <text:p text:style-name="P4"><text:span text:style-name="T2">DJ Abraham, A Blum, T Sandholm</text:span><text:span text:style-name="T3"> (2007): "</text:span><text:a xlink:type="simple" xlink:href="https://dl.acm.org/citation.cfm?id=1250954" text:style-name="Internet_20_link" text:visited-style-name="Visited_20_Internet_20_Link"><text:span text:style-name="T3">Clearing algorithms for barter exchange markets: Enabling nationwide </text:span></text:a><text:a xlink:type="simple" xlink:href="https://dl.acm.org/citation.cfm?id=1250954" text:style-name="Internet_20_link" text:visited-style-name="Visited_20_Internet_20_Link"><text:span text:style-name="T4">kidney exchanges‏</text:span></text:a><text:span text:style-name="T4">".</text:span></text:p>
        </text:list-item>
        <text:list-item>
          <text:p text:style-name="P4"><text:span text:style-name="T4">MU Ünver</text:span><text:span text:style-name="T5"> (2010): "</text:span><text:bookmark text:name="ASbUAPkQwlkJ"/><text:a xlink:type="simple" xlink:href="https://academic.oup.com/restud/article-abstract/77/1/372/1547330" text:style-name="Internet_20_link" text:visited-style-name="Visited_20_Internet_20_Link"><text:span text:style-name="T4">Dynamic kidney exchange‏</text:span></text:a><text:span text:style-name="T5">"</text:span></text:p>
        </text:list-item>
        <text:list-item>
          <text:p text:style-name="P4"><text:span text:style-name="T5">JP Dickerson, AD Procaccia, T Sandholm (2013): "</text:span><text:bookmark text:name="papWoSYK2Q4J"/><text:a xlink:type="simple" xlink:href="https://dl.acm.org/citation.cfm?id=2482596" text:style-name="Internet_20_link" text:visited-style-name="Visited_20_Internet_20_Link"><text:span text:style-name="T5">Failure-aware kidney exchange‏</text:span></text:a><text:span text:style-name="T5">"</text:span></text:p>
        </text:list-item>
        <text:list-item>
          <text:p text:style-name="P4"><text:span text:style-name="T5">JP Dickerson, AD Procaccia, T Sandholm</text:span><text:span text:style-name="T1"> (2014): "</text:span><text:bookmark text:name="8veqLzKaBtwJ"/><text:a xlink:type="simple" xlink:href="https://dl.acm.org/citation.cfm?id=2617407" text:style-name="Internet_20_link" text:visited-style-name="Visited_20_Internet_20_Link"><text:span text:style-name="T5">Price of fairness in kidney exchange‏</text:span></text:a><text:span text:style-name="T1">"</text:span></text:p>
        </text:list-item>
        <text:list-item>
          <text:p text:style-name="P4"><text:span text:style-name="T1">I Ashlagi, AE Roth (2012): "</text:span><text:a xlink:type="simple" xlink:href="https://www.aeaweb.org/articles?id=10.1257/aer.102.3.354" text:style-name="Internet_20_link" text:visited-style-name="Visited_20_Internet_20_Link"><text:span text:style-name="T1">New challenges in multihospital kidney exchange‏</text:span></text:a><text:span text:style-name="T1">"</text:span></text:p>
        </text:list-item>
        <text:list-item>
          <text:p text:style-name="P5"><text:span text:style-name="T1">S Luo, P Tang </text:span><text:span text:style-name="T6">(2015), </text:span><text:span text:style-name="T1">"</text:span><text:bookmark text:name="sxXbqu56YbkJ"/><text:a xlink:type="simple" xlink:href="https://www.aaai.org/ocs/index.php/IJCAI/IJCAI15/paper/viewPaper/10748" text:style-name="Internet_20_link" text:visited-style-name="Visited_20_Internet_20_Link"><text:span text:style-name="T1">Mechanism design and implementation for lung exchange‏</text:span></text:a><text:span text:style-name="T6">"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1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07T11:21:31.408876079</dc:date>
    <meta:editing-duration>P9DT8H34M27S</meta:editing-duration>
    <meta:editing-cycles>1106</meta:editing-cycles>
    <dc:creator>Erel Segal-Halevi</dc:creator>
    <meta:document-statistic meta:table-count="0" meta:image-count="0" meta:object-count="0" meta:page-count="1" meta:paragraph-count="11" meta:word-count="126" meta:character-count="817" meta:non-whitespace-character-count="709"/>
  </office:meta>
</office:document-meta>
</file>